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f1db" officeooo:paragraph-rsid="0016f1db"/>
    </style:style>
    <style:style style:name="P2" style:family="paragraph" style:parent-style-name="Standard">
      <style:paragraph-properties fo:text-align="center" style:justify-single-word="false"/>
      <style:text-properties officeooo:rsid="0016f1db" officeooo:paragraph-rsid="0016f1db"/>
    </style:style>
    <style:style style:name="P3" style:family="paragraph" style:parent-style-name="Standard">
      <style:paragraph-properties fo:text-align="justify" style:justify-single-word="false"/>
      <style:text-properties officeooo:rsid="0016f1db" officeooo:paragraph-rsid="0016f1db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8c371" officeooo:paragraph-rsid="0018c371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officeooo:rsid="0018c371" officeooo:paragraph-rsid="0018c371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c371" officeooo:paragraph-rsid="0018c37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b600e" officeooo:paragraph-rsid="001b60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c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D’Angeli</text:p>
      <text:p text:style-name="P1">ECEC-413</text:p>
      <text:p text:style-name="P1">30 April 2019</text:p>
      <text:p text:style-name="P2">OpenMP Trapezoidal Integration</text:p>
      <text:p text:style-name="P3"><text:tab/>The parallel code submitted to compute the trapezoidal area under a curve was structured nearly identically to the serial code. <text:s/>The for loop contained within the serial code was converted into an OpenMP parallel for structure with a private (i.e., thread-local) iterator and a<text:span text:style-name="T2">n adding-</text:span>reduction variable into which the integral was summed. <text:s/>A reduction variable in the context of OpenMP <text:span text:style-name="T2">essentially expands the variable to thread-local copies of the variable which are then added together at the end of the parallelization. <text:s/>After the parallel section, the integral value is multiplied by the width of the trapezoids to get the approximate area under the curve.</text:span></text:p>
      <text:p text:style-name="P3"/>
      <text:p text:style-name="P4">Table 1 – Timing analysis for lower bound of 32, upper bound of 96 with 100 million trapezoids for a varying number of threads. <text:s/>Performed on xunil-05.coe.drexel.edu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">Threads Used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6">16</text:p>
          </table:table-cell>
          <table:table-cell table:style-name="Table1.F1" office:value-type="string">
            <text:p text:style-name="P6">32</text:p>
          </table:table-cell>
        </table:table-row>
        <table:table-row>
          <table:table-cell table:style-name="Table1.A2" office:value-type="string">
            <text:p text:style-name="P5">Serial Time [s]</text:p>
          </table:table-cell>
          <table:table-cell table:style-name="Table1.A2" office:value-type="string">
            <text:p text:style-name="P7">2.596202</text:p>
          </table:table-cell>
          <table:table-cell table:style-name="Table1.A2" office:value-type="string">
            <text:p text:style-name="P7">2.595823</text:p>
          </table:table-cell>
          <table:table-cell table:style-name="Table1.A2" office:value-type="string">
            <text:p text:style-name="P7">2.598064</text:p>
          </table:table-cell>
          <table:table-cell table:style-name="Table1.A2" office:value-type="string">
            <text:p text:style-name="P7">2.700737</text:p>
          </table:table-cell>
          <table:table-cell table:style-name="Table1.F2" office:value-type="string">
            <text:p text:style-name="P7">2.597127</text:p>
          </table:table-cell>
        </table:table-row>
        <table:table-row>
          <table:table-cell table:style-name="Table1.A2" office:value-type="string">
            <text:p text:style-name="P5">MT Time [s]</text:p>
          </table:table-cell>
          <table:table-cell table:style-name="Table1.A2" office:value-type="string">
            <text:p text:style-name="P7">1.361194</text:p>
          </table:table-cell>
          <table:table-cell table:style-name="Table1.A2" office:value-type="string">
            <text:p text:style-name="P7">0.713749</text:p>
          </table:table-cell>
          <table:table-cell table:style-name="Table1.A2" office:value-type="string">
            <text:p text:style-name="P7">0.416724</text:p>
          </table:table-cell>
          <table:table-cell table:style-name="Table1.A2" office:value-type="string">
            <text:p text:style-name="P7">0.213859</text:p>
          </table:table-cell>
          <table:table-cell table:style-name="Table1.F2" office:value-type="string">
            <text:p text:style-name="P7">0.160461</text:p>
          </table:table-cell>
        </table:table-row>
        <table:table-row>
          <table:table-cell table:style-name="Table1.A2" office:value-type="string">
            <text:p text:style-name="P5">Speedup [s]</text:p>
          </table:table-cell>
          <table:table-cell table:style-name="Table1.A2" office:value-type="string">
            <text:p text:style-name="P7">1.235008</text:p>
          </table:table-cell>
          <table:table-cell table:style-name="Table1.A2" office:value-type="string">
            <text:p text:style-name="P7">1.882074</text:p>
          </table:table-cell>
          <table:table-cell table:style-name="Table1.A2" office:value-type="string">
            <text:p text:style-name="P7">2.181340</text:p>
          </table:table-cell>
          <table:table-cell table:style-name="Table1.A2" office:value-type="string">
            <text:p text:style-name="P7">2.486878</text:p>
          </table:table-cell>
          <table:table-cell table:style-name="Table1.F2" office:value-type="string">
            <text:p text:style-name="P7">2.436666</text:p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2:24:37.169752105</meta:creation-date>
    <dc:date>2019-04-30T23:55:48.874513902</dc:date>
    <meta:editing-duration>PT9M5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30" meta:word-count="169" meta:character-count="1071" meta:non-whitespace-character-count="926"/>
  </office:meta>
</office:document-meta>
</file>